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24da47" officeooo:paragraph-rsid="0017fcc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4da47" officeooo:paragraph-rsid="0017fcc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7fccf" officeooo:paragraph-rsid="0017fccf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17fccf" officeooo:paragraph-rsid="0017fccf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1990c1" officeooo:paragraph-rsid="001990c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54be" officeooo:paragraph-rsid="001b54be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990c1" officeooo:paragraph-rsid="001990c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990c1" officeooo:paragraph-rsid="001990c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b54be" officeooo:paragraph-rsid="001b54be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1b54be" officeooo:paragraph-rsid="001b54be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weight="normal" officeooo:rsid="001b54be" officeooo:paragraph-rsid="001b54be" style:font-weight-asian="normal" style:font-weight-complex="normal"/>
    </style:style>
    <style:style style:name="T1" style:family="text">
      <style:text-properties officeooo:rsid="001990c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COMO model</text:p>
      <text:p text:style-name="P1"/>
      <text:p text:style-name="P3">Types of software development projects</text:p>
      <text:list xml:id="list20295369761" text:style-name="L1">
        <text:list-item>
          <text:p text:style-name="P4">Organic <text:span text:style-name="T1">projects</text:span></text:p>
          <text:list>
            <text:list-item>
              <text:p text:style-name="P7">A development project can be considered of organic type, if the project deals with developing a well understood application program. This typically involves some sort of data processing program.</text:p>
            </text:list-item>
            <text:list-item>
              <text:p text:style-name="P7">Typically the size of the development team is reasonably small, and the team members are experienced in developing similar types of projects.</text:p>
            </text:list-item>
          </text:list>
        </text:list-item>
        <text:list-item>
          <text:p text:style-name="P5">Semidetached projects</text:p>
          <text:list>
            <text:list-item>
              <text:p text:style-name="P7">A development project can be considered of semidetached type, if the project deals with developing utility programs like compiler, linkers.</text:p>
            </text:list-item>
            <text:list-item>
              <text:p text:style-name="P7">The development consists of a mixture of experienced and inexperienced staff. Team members may have limited experience on related systems but may be unfamiliar with some aspects of the system being developed.</text:p>
            </text:list-item>
          </text:list>
        </text:list-item>
        <text:list-item>
          <text:p text:style-name="P5">Embedded projects</text:p>
          <text:list>
            <text:list-item>
              <text:p text:style-name="P7">A development project is considered to be of embedded type, if the software being developed is a system program.</text:p>
            </text:list-item>
            <text:list-item>
              <text:p text:style-name="P7">System programs interact directly with the hardware and typically involve meeting timing constraints and concurrent processing.</text:p>
            </text:list-item>
          </text:list>
        </text:list-item>
      </text:list>
      <text:p text:style-name="P8"/>
      <text:p text:style-name="P6">COCOMO </text:p>
      <text:p text:style-name="P9">COCOMO (Constructive Cost Estimation Model) was proposed by Boehm. According to Boehm, software cost estimation should be done through three stages: </text:p>
      <text:list xml:id="list336385238" text:style-name="L2">
        <text:list-item>
          <text:p text:style-name="P10">Basic COCOMO</text:p>
        </text:list-item>
        <text:list-item>
          <text:p text:style-name="P10">Intermediate COCOMO</text:p>
        </text:list-item>
        <text:list-item>
          <text:p text:style-name="P10">Complete COCOMO. </text:p>
        </text:list-item>
      </text:list>
      <text:p text:style-name="P9"/>
      <text:p text:style-name="P6">Basic COCOMO Model </text:p>
      <text:p text:style-name="P9">The basic COCOMO model gives an approximate estimate of the project parameters. The basic COCOMO estimation model is given by the following expressions: </text:p>
      <text:p text:style-name="P9"><draw:frame draw:style-name="fr1" draw:name="Object1" text:anchor-type="as-char" svg:y="-0.1752in" svg:width="1.8417in" svg:height="0.23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<draw:frame draw:style-name="fr1" draw:name="Object2" text:anchor-type="as-char" svg:y="-0.1752in" svg:width="3.0535in" svg:height="0.235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where </text:p>
      <text:list xml:id="list194834971" text:style-name="L3">
        <text:list-item>
          <text:p text:style-name="P11">KLOC is the estimated size of the software product expressed in Kilo lines of Code, </text:p>
        </text:list-item>
        <text:list-item>
          <text:p text:style-name="P11">a1, a2, b1, b2 are constants for each category of software products, </text:p>
        </text:list-item>
        <text:list-item>
          <text:p text:style-name="P11">Time for development is the estimated time to develop the software, expressed in months, </text:p>
        </text:list-item>
        <text:list-item>
          <text:p text:style-name="P11">Effort is the total effort required to develop the software product, expressed in person months (PM). A person month is the work done by a person in a mont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5T09:13:34</meta:creation-date>
    <meta:editing-duration>PT7M2S</meta:editing-duration>
    <meta:editing-cycles>5</meta:editing-cycles>
    <meta:generator>LibreOffice/3.6$Linux_x86 LibreOffice_project/360m1$Build-2</meta:generator>
    <meta:initial-creator>Kempa </meta:initial-creator>
    <dc:date>2013-02-09T17:11:32</dc:date>
    <dc:creator>Kempa </dc:creator>
    <meta:document-statistic meta:table-count="0" meta:image-count="0" meta:object-count="2" meta:page-count="1" meta:paragraph-count="25" meta:word-count="292" meta:character-count="1824" meta:non-whitespace-character-count="1560"/>
  </office:meta>
</office:document-meta>
</file>

<file path=Object 1/content.xml><?xml version="1.0" encoding="utf-8"?>
<math xmlns="http://www.w3.org/1998/Math/MathML">
  <semantics>
    <mrow>
      <mrow>
        <mi mathvariant="italic">Effort</mi>
        <mo stretchy="false">=</mo>
        <mrow>
          <msub>
            <mi>a</mi>
            <mn>1</mn>
          </msub>
          <mo stretchy="false">×</mo>
          <msup>
            <mrow>
              <mo stretchy="false">(</mo>
              <mrow>
                <mi mathvariant="italic">KLOC</mi>
              </mrow>
              <mo stretchy="false">)</mo>
            </mrow>
            <mrow>
              <msub>
                <mi>a</mi>
                <mn>2</mn>
              </msub>
            </mrow>
          </msup>
        </mrow>
      </mrow>
      <mi mathvariant="italic">PM</mi>
    </mrow>
    <annotation encoding="StarMath 5.0">Effort = a_1 times (KLOC)
^{a
_2} PM</annotation>
  </semantics>
</math>
</file>

<file path=Object 2/content.xml><?xml version="1.0" encoding="utf-8"?>
<math xmlns="http://www.w3.org/1998/Math/MathML">
  <semantics>
    <mrow>
      <mi mathvariant="italic">Time</mi>
      <mi mathvariant="italic">for</mi>
      <mrow>
        <mi mathvariant="italic">development</mi>
        <mo stretchy="false">=</mo>
        <msub>
          <mi>b</mi>
          <mn>1</mn>
        </msub>
      </mrow>
      <mi>x</mi>
      <msup>
        <mrow>
          <mo stretchy="false">(</mo>
          <mrow>
            <mi mathvariant="italic">Effort</mi>
          </mrow>
          <mo stretchy="false">)</mo>
        </mrow>
        <mrow>
          <msub>
            <mi>b</mi>
            <mn>2</mn>
          </msub>
        </mrow>
      </msup>
      <mi mathvariant="italic">Months</mi>
    </mrow>
    <annotation encoding="StarMath 5.0">Time for development = b_1 x (Effort)
^{b_2} Months</annotation>
  </semantics>
</math>
</file>